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59cm" svg:stroke-color="#000000" draw:marker-start-width="0.438cm" draw:marker-end-width="0.438cm" draw:fill-color="#666666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 style:list-style-name="L1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934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2.347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254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draw:stroke="none" svg:stroke-width="0.159cm" svg:stroke-color="#000000" draw:marker-start-width="0.438cm" draw:marker-end-width="0.438cm" draw:fill-color="#999999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3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2" style:family="paragraph">
      <loext:graphic-properties draw:fill-color="#666666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3" style:family="paragraph">
      <loext:graphic-properties draw:fill-color="#808080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999999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T1" style:family="text"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7.899999618530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75cm" svg:height="1cm" svg:x="-0.016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1.914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2.866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3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5.77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6.676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7.68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592cm" svg:height="1cm" svg:x="1.805cm" svg:y="9.842cm">
          <text:p text:style-name="P4"><text:span text:style-name="T2">Diffi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7.68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7.68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592cm" svg:height="1cm" svg:x="1.805cm" svg:y="11.112cm">
          <text:p text:style-name="P4"><text:span text:style-name="T2">Play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1.1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5cm" svg:height="1cm" svg:x="8.472cm" svg:y="12.382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912cm" svg:height="1cm" svg:x="3.222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5.922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18.526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9.751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958cm" svg:height="1cm" svg:x="3.222cm" svg:y="17.192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958cm" svg:height="1cm" svg:x="3.222cm" svg:y="20.955cm">
          <text:p text:style-name="P1"><text:span text:style-name="T1">Pr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7.09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19.732cm">
          <text:p text:style-name="P1"><text:span text:style-name="T1">A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7.09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17.097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22.272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912cm" svg:height="1cm" svg:x="4.175cm" svg:y="13.06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7.68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14.605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5.922cm">
          <text:p text:style-name="P1"><text:span text:style-name="T1">De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18.415cm">
          <text:p text:style-name="P1"><text:span text:style-name="T1">A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3.382cm" svg:y="22.272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20.955cm">
          <text:p text:style-name="P1"><text:span text:style-name="T1">A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3.382cm" svg:y="23.542cm">
          <text:p text:style-name="P1"><text:span text:style-name="T1">AI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5.875cm">
          <text:p text:style-name="P1"><text:span text:style-name="T1">You 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155cm" svg:y="17.192cm">
          <text:p text:style-name="P1"><text:span text:style-name="T1">You Los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9T11:29:06.514061000</meta:creation-date>
    <dc:date>2022-12-05T12:35:31.638335733</dc:date>
    <meta:editing-duration>PT36M23S</meta:editing-duration>
    <meta:editing-cycles>7</meta:editing-cycles>
    <meta:generator>LibreOffice/7.3.7.2$Linux_X86_64 LibreOffice_project/30$Build-2</meta:generator>
    <meta:document-statistic meta:object-count="140"/>
  </office:meta>
</office:document-meta>
</file>